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bimy Pana</text:span><text:span text:style-name="T1"><text:line-break/></text:span><text:span text:style-name="T1">stojąc przed nim,</text:span><text:span text:style-name="T1"><text:line-break/></text:span><text:span text:style-name="T1">On blisko jest</text:span><text:span text:style-name="T1"><text:line-break/></text:span><text:span text:style-name="T1">błogosławi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 Duchu Święty</text:span><text:span text:style-name="T1"><text:line-break/></text:span><text:span text:style-name="T1">w mocy swej,</text:span><text:span text:style-name="T1"><text:line-break/></text:span><text:span text:style-name="T1">Pokój i radość </text:span><text:span text:style-name="T1">w serca wlej.</text:span><text:span text:style-name="T1"><text:line-break/></text:span><text:span text:style-name="T1">Święty o, Święty,</text:span><text:span text:style-name="T1"><text:line-break/></text:span><text:span text:style-name="T1">Święty jest Pan;</text:span><text:span text:style-name="T1"><text:line-break/></text:span><text:span text:style-name="T1">Wielki, Dobry, Mocny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11:42</meta:creation-date>
    <dc:creator>Rafał Talacha</dc:creator>
    <dc:date>2009-02-01T14:27:22</dc:date>
    <dc:language>pl-PL</dc:language>
    <meta:editing-cycles>5</meta:editing-cycles>
    <meta:editing-duration>PT2M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